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weight="normal" style:font-weight-asian="normal" style:font-weight-complex="normal"/>
    </style:style>
    <style:style style:name="P6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131cm" svg:height="1.131cm" draw:z-index="0"><draw:image xlink:href="../images/0036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синусоидальный гене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Си </text:span>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81cm" svg:height="2.859cm" draw:z-index="1"><draw:image xlink:href="../images/003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</text:span><text:span text:style-name="T4">представляет собой управляемый источник синусоидального напряжения. Отличается от блока «Синусоида» наличием управляющего входа </text:span><text:span text:style-name="T2">(StateFlag), </text:span><text:span text:style-name="T4">а также тем, что задание параметров сигнала происходит снаружи блока.</text:span></text:p>
            <text:p text:style-name="P6">Свойства:</text:p>
            <text:p text:style-name="P4"><text:span text:style-name="T4">Вывод времени цикла — включение дополнительного выхода блока, показывающего текущее значение времени цикла синусоиды. Изменяется от нуля до </text:span><text:span text:style-name="T2">T, </text:span><text:span text:style-name="T4">где </text:span><text:span text:style-name="T2">T – </text:span><text:span text:style-name="T4">период синусоиды.</text:span></text:p>
            <text:p text:style-name="P6">Входы:</text:p>
            <text:p text:style-name="P5"><text:span text:style-name="T6">StateFlag – </text:span><text:span text:style-name="T5">управляющий вход. Значению 1 на входе, соответствует нормальная работа блока. 0 — блок отключен, выход </text:span><text:span text:style-name="T6">SinusOut</text:span><text:span text:style-name="T5"> равен 0, 2 — пауза, выход </text:span><text:span text:style-name="T6">SinusOut </text:span><text:span text:style-name="T5">сохраняет последнее значение.</text:span></text:p>
            <text:p text:style-name="P5"><text:span text:style-name="T6">A – </text:span><text:span text:style-name="T5">амплитуда синусоидального сигнала.</text:span></text:p>
            <text:p text:style-name="P5"><text:span text:style-name="T6">W – </text:span><text:span text:style-name="T5">частота синусоидального сигнала, Рад/сек</text:span></text:p>
            <text:p text:style-name="P5"><text:span text:style-name="T6">f – </text:span><text:span text:style-name="T5">сдвиг фазы сигнала, Рад</text:span></text:p>
            <text:p text:style-name="P6">Выходы:</text:p>
            <text:p text:style-name="P5"><text:span text:style-name="T6">SinusOut – </text:span><text:span text:style-name="T5">основной выход блока, имеет текущее значение синусоидального сигнала в зависимости от модельного времени, а также параметров, заданных на входе блока:</text:span></text:p>
            <text:p text:style-name="P7"><draw:frame draw:style-name="fr3" draw:name="Объект1" text:anchor-type="as-char" svg:width="4.463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CYCLETIME – </text:span><text:span text:style-name="T5">дополнительный выход , включаемый в свойствах блока. Имеет значение текущего времени цикла синусоиды. Изменяется от нуля до </text:span><text:span text:style-name="T6">T, </text:span><text:span text:style-name="T5">где </text:span><text:span text:style-name="T6">T – </text:span><text:span text:style-name="T5">период синусоиды.</text:span></text:p>
            <text:p text:style-name="P4"><text:span text:style-name="T7">Примечание:</text:span><text:span text:style-name="T8"> </text:span><text:span text:style-name="T4">по умолчанию блок формирует скалярный выходной сигнал. Д</text:span><text:span text:style-name="T8">ля реализации векторной обработки, входные сигналы должны быть «сжаты» в векторный входной сигнал. Для этого можно использовать типовой блок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синусоидальный генератор</dc:title>
    <dc:date>2016-09-20T16:14:34.97</dc:date>
    <meta:generator>OpenOffice/4.1.1$Win32 OpenOffice.org_project/411m6$Build-9775</meta:generator>
    <meta:editing-duration>PT3H37M58S</meta:editing-duration>
    <meta:editing-cycles>79</meta:editing-cycles>
    <dc:creator>ILYA KUBENSKIY</dc:creator>
    <meta:document-statistic meta:table-count="1" meta:image-count="2" meta:object-count="1" meta:page-count="1" meta:paragraph-count="19" meta:word-count="185" meta:character-count="134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i>W</mi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W cdot t + f right )</annotation>
  </semantics>
</math>
</file>